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Başlık-Slaydı" presentation:presentation-page-layout-name="Master1-PPL1" draw:id="Slide-256">
        <draw:frame draw:id="id63" presentation:style-name="a389" draw:name="Başlık 1" svg:x="1.66667in" svg:y="1.22743in" svg:width="10in" svg:height="2.61111in" presentation:class="title" presentation:placeholder="false">
          <draw:text-box>
            <text:p text:style-name="a388" text:class-names="" text:cond-style-name=""><text:span text:style-name="a381" text:class-names="">Entity</text:span><text:span text:style-name="a382" text:class-names=""><text:s text:c="1"/></text:span><text:span text:style-name="a383" text:class-names="">Framework</text:span><text:span text:style-name="a384" text:class-names=""><text:s text:c="1"/></text:span><text:span text:style-name="a385" text:class-names="">Cor</text:span><text:span text:style-name="a386" text:class-names="">e</text:span><text:span text:style-name="a387" text:class-names=""/></text:p>
          </draw:text-box>
          <svg:title/>
          <svg:desc/>
        </draw:frame>
        <draw:frame draw:id="id64" presentation:style-name="a396" draw:name="Alt Başlık 2" svg:x="1.66667in" svg:y="3.93924in" svg:width="10in" svg:height="1.81076in" presentation:class="subtitle" presentation:placeholder="false">
          <draw:text-box>
            <text:p text:style-name="a395" text:class-names="" text:cond-style-name=""><text:span text:style-name="a390" text:class-names="">CRUD İşlemleri,<text:s text:c="1"/></text:span><text:span text:style-name="a391" text:class-names="">DataGridView</text:span><text:span text:style-name="a392" text:class-names=""><text:s text:c="1"/></text:span><text:span text:style-name="a393" text:class-names="">Kulanımı</text:span><text:span text:style-name="a394" text:class-names=""/></text:p>
          </draw:text-box>
          <svg:title/>
          <svg:desc/>
        </draw:frame>
      </draw:page>
      <draw:page draw:name="Slide2" draw:style-name="a397" draw:master-page-name="Master1-Layout2-obj-Başlık-ve-İçerik" presentation:presentation-page-layout-name="Master1-PPL2" draw:id="Slide-257">
        <draw:frame draw:id="id65" presentation:style-name="a402" draw:name="Başlık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8" text:class-names="">Entity</text:span><text:span text:style-name="a399" text:class-names=""><text:s text:c="1"/>Ekleme</text:span><text:span text:style-name="a400" text:class-names=""/></text:p>
          </draw:text-box>
          <svg:title/>
          <svg:desc/>
        </draw:frame>
        <draw:frame draw:id="id66" presentation:style-name="a448" draw:name="İçerik Yer Tutucusu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3" text:class-names="">SaveChanges</text:span><text:span text:style-name="a404" text:class-names=""><text:s text:c="1"/>Metodu</text:span></text:p>
              </text:list-item>
            </text:list>
            <text:list text:style-name="a416">
              <text:list-item>
                <text:p text:style-name="a415" text:class-names="" text:cond-style-name=""><text:span text:style-name="a407" text:class-names="">Veri</text:span><text:span text:style-name="a408" text:class-names=""><text:s text:c="1"/></text:span><text:span text:style-name="a409" text:class-names="">tabanına</text:span><text:span text:style-name="a410" text:class-names=""><text:s text:c="1"/></text:span><text:span text:style-name="a411" text:class-names="">kayıt</text:span><text:span text:style-name="a412" text:class-names=""><text:s text:c="1"/></text:span><text:span text:style-name="a413" text:class-names="">ekleme</text:span><text:span text:style-name="a414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17" text:class-names="">Veri tabanından</text:span><text:span text:style-name="a418" text:class-names=""><text:s text:c="1"/></text:span><text:span text:style-name="a419" text:class-names="">kayıt</text:span><text:span text:style-name="a420" text:class-names=""><text:s text:c="1"/></text:span><text:span text:style-name="a421" text:class-names="">okuma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Kayıt</text:span><text:span text:style-name="a425" text:class-names=""><text:s text:c="1"/></text:span><text:span text:style-name="a426" text:class-names="">silme</text:span></text:p>
              </text:list-item>
            </text:list>
            <text:list text:style-name="a434">
              <text:list-item>
                <text:p text:style-name="a433" text:class-names="" text:cond-style-name=""><text:span text:style-name="a429" text:class-names="">Kayıt</text:span><text:span text:style-name="a430" text:class-names=""><text:s text:c="1"/></text:span><text:span text:style-name="a431" text:class-names="">güncelleme</text:span><text:span text:style-name="a432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35" text:class-names="">Birden</text:span><text:span text:style-name="a436" text:class-names=""><text:s text:c="1"/></text:span><text:span text:style-name="a437" text:class-names="">fazla</text:span><text:span text:style-name="a438" text:class-names=""><text:s text:c="1"/></text:span><text:span text:style-name="a439" text:class-names="">form</text:span><text:span text:style-name="a440" text:class-names=""><text:s text:c="1"/></text:span><text:span text:style-name="a441" text:class-names="">kullanımı</text:span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draw:page draw:name="Slide3" draw:style-name="a449" draw:master-page-name="Master1-Layout2-obj-Başlık-ve-İçerik" presentation:presentation-page-layout-name="Master1-PPL2" draw:id="Slide-258">
        <draw:frame draw:id="id67" presentation:style-name="a457" draw:name="Başlık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0" text:class-names="">Entity</text:span><text:span text:style-name="a451" text:class-names=""><text:s text:c="1"/></text:span><text:span text:style-name="a452" text:class-names="">Framework<text:s text:c="1"/></text:span><text:span text:style-name="a453" text:class-names="">Core</text:span><text:span text:style-name="a454" text:class-names=""><text:s text:c="1"/>Özellikleri</text:span><text:span text:style-name="a455" text:class-names=""/></text:p>
          </draw:text-box>
          <svg:title/>
          <svg:desc/>
        </draw:frame>
        <draw:frame draw:id="id68" presentation:style-name="a530" draw:name="İçerik Yer Tutucusu 2" svg:x="0.91667in" svg:y="1.99653in" svg:width="11.5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8" text:class-names="">EF<text:s text:c="1"/></text:span><text:span text:style-name="a459" text:class-names="">Core</text:span><text:span text:style-name="a460" text:class-names=""><text:s text:c="1"/>Yükleme</text:span></text:p>
              </text:list-item>
            </text:list>
            <text:list text:style-name="a474">
              <text:list-item>
                <text:p text:style-name="a473" text:class-names="" text:cond-style-name=""><text:span text:style-name="a463" text:class-names="">Code</text:span><text:span text:style-name="a464" text:class-names=""><text:s text:c="1"/></text:span><text:span text:style-name="a465" text:class-names="">First</text:span><text:span text:style-name="a466" text:class-names=""><text:s text:c="1"/></text:span><text:span text:style-name="a467" text:class-names="">ile</text:span><text:span text:style-name="a468" text:class-names=""><text:s text:c="1"/></text:span><text:span text:style-name="a469" text:class-names="">Entity</text:span><text:span text:style-name="a470" text:class-names=""><text:s text:c="1"/></text:span><text:span text:style-name="a471" text:class-names="">Tanımlama</text:span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DbContext</text:span><text:span text:style-name="a476" text:class-names=""><text:s text:c="1"/>Nesnesi Kullanımı</text:span></text:p>
              </text:list-item>
            </text:list>
            <text:list text:style-name="a483">
              <text:list-item>
                <text:p text:style-name="a482" text:class-names="" text:cond-style-name=""><text:span text:style-name="a479" text:class-names="">Connection<text:s text:c="1"/></text:span><text:span text:style-name="a480" text:class-names="">String</text:span><text:span text:style-name="a481" text:class-names=""><text:s text:c="1"/>bildirimi</text:span></text:p>
              </text:list-item>
            </text:list>
            <text:list text:style-name="a489">
              <text:list-item>
                <text:p text:style-name="a488" text:class-names="" text:cond-style-name=""><text:span text:style-name="a484" text:class-names="">Contex</text:span><text:span text:style-name="a485" text:class-names=""><text:s text:c="1"/>nesnesi üzerinden<text:s text:c="1"/></text:span><text:span text:style-name="a486" text:class-names="">entity</text:span><text:span text:style-name="a487" text:class-names=""><text:s text:c="1"/>sorgulama</text:span></text:p>
              </text:list-item>
            </text:list>
            <text:list text:style-name="a494">
              <text:list-item>
                <text:p text:style-name="a493" text:class-names="" text:cond-style-name=""><text:span text:style-name="a490" text:class-names="">İlişkili<text:s text:c="1"/></text:span><text:span text:style-name="a491" text:class-names="">entity</text:span><text:span text:style-name="a492" text:class-names=""><text:s text:c="1"/>nesnesi tanımlama</text:span></text:p>
              </text:list-item>
            </text:list>
            <text:list text:style-name="a502">
              <text:list-item>
                <text:p text:style-name="a501" text:class-names="" text:cond-style-name=""><text:span text:style-name="a495" text:class-names="">Entity</text:span><text:span text:style-name="a496" text:class-names=""><text:s text:c="1"/></text:span><text:span text:style-name="a497" text:class-names="">framework</text:span><text:span text:style-name="a498" text:class-names=""><text:s text:c="1"/></text:span><text:span text:style-name="a499" text:class-names="">crud</text:span><text:span text:style-name="a500" text:class-names=""><text:s text:c="1"/>işlemleri</text:span></text:p>
              </text:list-item>
            </text:list>
            <text:list text:style-name="a509">
              <text:list-item>
                <text:p text:style-name="a508" text:class-names="" text:cond-style-name=""><text:span text:style-name="a503" text:class-names="">First</text:span><text:span text:style-name="a504" text:class-names="">orDefault</text:span><text:span text:style-name="a505" text:class-names=""><text:s text:c="1"/>Metodu ile<text:s text:c="1"/></text:span><text:span text:style-name="a506" text:class-names="">Entity</text:span><text:span text:style-name="a507" text:class-names=""><text:s text:c="1"/>elde etme</text:span></text:p>
              </text:list-item>
            </text:list>
            <text:list text:style-name="a519">
              <text:list-item>
                <text:p text:style-name="a518" text:class-names="" text:cond-style-name=""><text:span text:style-name="a510" text:class-names="">Sadece</text:span><text:span text:style-name="a511" text:class-names=""><text:s text:c="1"/></text:span><text:span text:style-name="a512" text:class-names="">istenen</text:span><text:span text:style-name="a513" text:class-names=""><text:s text:c="1"/></text:span><text:span text:style-name="a514" text:class-names="">alanları</text:span><text:span text:style-name="a515" text:class-names=""><text:s text:c="1"/></text:span><text:span text:style-name="a516" text:class-names="">listeleme</text:span><text:span text:style-name="a517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0" text:class-names="">FirstOrDefault</text:span><text:span text:style-name="a521" text:class-names=""><text:s text:c="1"/>metodunu filtre ile kullanma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2-obj-Başlık-ve-İçerik" presentation:presentation-page-layout-name="Master1-PPL2" draw:id="Slide-259">
        <draw:frame draw:id="id69" presentation:style-name="a535" draw:name="Başlık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2" text:class-names="">Form Özellikleri</text:span><text:span text:style-name="a533" text:class-names=""/></text:p>
          </draw:text-box>
          <svg:title/>
          <svg:desc/>
        </draw:frame>
        <draw:frame draw:id="id70" presentation:style-name="a581" draw:name="İçerik Yer Tutucusu 2" svg:x="0.91667in" svg:y="1.99653in" svg:width="11.5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Birden fazla form ile çalışmak</text:span></text:p>
              </text:list-item>
            </text:list>
            <text:list text:style-name="a544">
              <text:list-item>
                <text:p text:style-name="a543" text:class-names="" text:cond-style-name=""><text:span text:style-name="a539" text:class-names="">Form</text:span><text:span text:style-name="a540" text:class-names=""><text:s text:c="1"/></text:span><text:span text:style-name="a541" text:class-names="">tasarlamak</text:span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Form Kontrolleri:</text:span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8" text:class-names="">TextBox</text:span><text:span text:style-name="a549" text:class-names=""/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2" text:class-names="">DataGridViex</text:span><text:span text:style-name="a553" text:class-names=""/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6" text:class-names="">CheckBoxList</text:span><text:span text:style-name="a557" text:class-names=""/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0" text:class-names="">Label</text:span><text:span text:style-name="a561" text:class-names=""/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4" text:class-names="">Button</text:span><text:span text:style-name="a565" text:class-names=""/></text:p>
                  </text:list-item>
                </text:list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Form Olaylarına Kod Yazmak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Form Kontrol Olaylarına Kod Yazmak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Fontawesome</text:span><text:span text:style-name="a575" text:class-names=""><text:s text:c="1"/>ile Simgeler Kullanmak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5" draw:style-name="a582" draw:master-page-name="Master1-Layout2-obj-Başlık-ve-İçerik" presentation:presentation-page-layout-name="Master1-PPL2" draw:id="Slide-260">
        <draw:frame draw:id="id71" presentation:style-name="a586" draw:name="Başlık 1" svg:x="0.91667in" svg:y="0.39931in" svg:width="11.5in" svg:height="1.44965in" presentation:class="title" presentation:placeholder="false">
          <draw:text-box>
            <text:p text:style-name="a585" text:class-names="" text:cond-style-name=""><text:span text:style-name="a583" text:class-names="">C# Özellikleri</text:span><text:span text:style-name="a584" text:class-names=""/></text:p>
          </draw:text-box>
          <svg:title/>
          <svg:desc/>
        </draw:frame>
        <draw:frame draw:id="id72" presentation:style-name="a628" draw:name="İçerik Yer Tutucusu 2" svg:x="0.91667in" svg:y="1.99653in" svg:width="11.5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Döngüler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0" text:class-names="">For</text:span><text:span text:style-name="a591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While</text:span><text:span text:style-name="a595" text:class-names=""/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Foreach</text:span><text:span text:style-name="a599" text:class-names=""/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2" text:class-names="">Do<text:s text:c="1"/></text:span><text:span text:style-name="a603" text:class-names="">while</text:span><text:span text:style-name="a604" text:class-names=""/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07" text:class-names="">Karar</text:span><text:span text:style-name="a608" text:class-names=""><text:s text:c="1"/></text:span><text:span text:style-name="a609" text:class-names="">Yapıları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Dizileri</text:span></text:p>
              </text:list-item>
            </text:list>
            <text:list text:style-name="a620">
              <text:list-item>
                <text:p text:style-name="a619" text:class-names="" text:cond-style-name=""><text:span text:style-name="a616" text:class-names="">Class</text:span><text:span text:style-name="a617" text:class-names=""><text:s text:c="1"/></text:span><text:span text:style-name="a618" text:class-names="">Kavramı</text:span></text:p>
              </text:list-item>
            </text:list>
            <text:list text:style-name="a627">
              <text:list-item>
                <text:p text:style-name="a626" text:class-names="" text:cond-style-name=""><text:span text:style-name="a621" text:class-names="">Property</text:span><text:span text:style-name="a622" text:class-names=""><text:s text:c="1"/></text:span><text:span text:style-name="a623" text:class-names="">Kavram</text:span><text:span text:style-name="a624" text:class-names="">ı</text:span><text:span text:style-name="a625" text:class-names=""/></text:p>
              </text:list-item>
            </text:list>
          </draw:text-box>
          <svg:title/>
          <svg:desc/>
        </draw:frame>
      </draw:page>
      <draw:page draw:name="Slide6" draw:style-name="a629" draw:master-page-name="Master1-Layout2-obj-Başlık-ve-İçerik" presentation:presentation-page-layout-name="Master1-PPL2" draw:id="Slide-261">
        <draw:frame draw:id="id73" presentation:style-name="a636" draw:name="Başlık 1" svg:x="0.91667in" svg:y="0.39931in" svg:width="11.5in" svg:height="1.44965in" presentation:class="title" presentation:placeholder="false">
          <draw:text-box>
            <text:p text:style-name="a635" text:class-names="" text:cond-style-name=""><text:span text:style-name="a630" text:class-names="">C#</text:span><text:span text:style-name="a631" text:class-names=""><text:s text:c="1"/></text:span><text:span text:style-name="a632" text:class-names="">Özellikleri</text:span><text:span text:style-name="a633" text:class-names=""><text:tab/></text:span><text:span text:style-name="a634" text:class-names=""/></text:p>
          </draw:text-box>
          <svg:title/>
          <svg:desc/>
        </draw:frame>
        <draw:frame draw:id="id74" presentation:style-name="a691" draw:name="İçerik Yer Tutucusu 2" svg:x="0.91667in" svg:y="1.99653in" svg:width="11.5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Metot Nedir?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Metot İmzası Kavramı</text:span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Constructor</text:span><text:span text:style-name="a644" text:class-names=""><text:s text:c="1"/>Metot</text:span></text:p>
              </text:list-item>
            </text:list>
            <text:list text:style-name="a652">
              <text:list-item>
                <text:p text:style-name="a651" text:class-names="" text:cond-style-name=""><text:span text:style-name="a647" text:class-names="">Property</text:span><text:span text:style-name="a648" text:class-names=""><text:s text:c="1"/></text:span><text:span text:style-name="a649" text:class-names="">get</text:span><text:span text:style-name="a650" text:class-names="">, set bloklarının kullanımı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Erişim Belirteçleri</text:span></text:p>
              </text:list-item>
            </text:list>
            <text:list text:style-name="a662">
              <text:list-item>
                <text:p text:style-name="a661" text:class-names="" text:cond-style-name=""><text:span text:style-name="a656" text:class-names="">Miras</text:span><text:span text:style-name="a657" text:class-names=""><text:s text:c="1"/></text:span><text:span text:style-name="a658" text:class-names="">Alma<text:s text:c="1"/></text:span><text:span text:style-name="a659" text:class-names="">Kavramı:Inheritance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Virtual Metotlar</text:span></text:p>
              </text:list-item>
            </text:list>
            <text:list text:style-name="a669">
              <text:list-item>
                <text:p text:style-name="a668" text:class-names="" text:cond-style-name=""><text:span text:style-name="a666" text:class-names="">Override</text:span><text:span text:style-name="a667" text:class-names=""><text:s text:c="1"/>İşlemi</text:span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Interface</text:span><text:span text:style-name="a671" text:class-names=""><text:s text:c="1"/>Tanımlama ve kullanmak</text:span></text:p>
              </text:list-item>
            </text:list>
            <text:list text:style-name="a678">
              <text:list-item>
                <text:p text:style-name="a677" text:class-names="" text:cond-style-name=""><text:span text:style-name="a674" text:class-names="">Çok Biçimlilik<text:s text:c="1"/></text:span><text:span text:style-name="a675" text:class-names="">Kavramı:Polimorphism</text:span><text:span text:style-name="a676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79" text:class-names="">Kılıflama</text:span><text:span text:style-name="a680" text:class-names=""><text:s text:c="1"/>:<text:s text:c="1"/></text:span><text:span text:style-name="a681" text:class-names="">Encapsulation</text:span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Soyutlama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 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 ve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sı" style:page-layout-name="pageLayout1" draw:style-name="a0">
      <draw:frame draw:id="id0" presentation:style-name="a4" draw:name="Başlık Yer Tutucus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Asıl başlık stilini düzenlemek için tıklayın</text:span><text:span text:style-name="a2" text:class-names=""/></text:p>
        </draw:text-box>
        <svg:title/>
        <svg:desc/>
      </draw:frame>
      <draw:frame draw:id="id1" presentation:style-name="a21" draw:name="Metin Yer Tutucus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Asıl metin stillerini düzenlemek için tıklayı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İkinci düzey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Beşinci düzey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Veri Yer Tutucusu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Alt Bilgi Yer Tutucus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ayt Numarası Yer Tutucus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Başlık-Slaydı" style:page-layout-name="pageLayout1" draw:style-name="a34">
      <draw:frame draw:id="id5" presentation:style-name="a38" draw:name="Başlı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Asıl başlık stilini düzenlemek için tıklayın</text:span><text:span text:style-name="a36" text:class-names=""/></text:p>
        </draw:text-box>
        <svg:title/>
        <svg:desc/>
      </draw:frame>
      <draw:frame draw:id="id6" presentation:style-name="a42" draw:name="Alt Başlı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Asıl alt başlık stilini düzenlemek için tıklayın</text:span><text:span text:style-name="a40" text:class-names=""/></text:p>
        </draw:text-box>
        <svg:title/>
        <svg:desc/>
      </draw:frame>
      <draw:frame draw:id="id7" presentation:style-name="a47" draw:name="Veri Yer Tutucusu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Alt Bilgi Yer Tutucus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ayt Numarası Yer Tutucus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Başlık-ve-İçerik" style:page-layout-name="pageLayout1" draw:style-name="a55">
      <draw:frame draw:id="id10" presentation:style-name="a59" draw:name="Başlı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Asıl başlık stilini düzenlemek için tıklayın</text:span><text:span text:style-name="a57" text:class-names=""/></text:p>
        </draw:text-box>
        <svg:title/>
        <svg:desc/>
      </draw:frame>
      <draw:frame draw:id="id11" presentation:style-name="a76" draw:name="İçerik Yer Tutucus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Asıl metin stillerini düzenlemek için tıklayı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İkinci düzey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Beşinci düzey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Veri Yer Tutucusu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Alt Bilgi Yer Tutucus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ayt Numarası Yer Tutucus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Bölüm-Üst-Bilgisi" style:page-layout-name="pageLayout1" draw:style-name="a89">
      <draw:frame draw:id="id15" presentation:style-name="a93" draw:name="Başlı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Asıl başlık stilini düzenlemek için tıklayın</text:span><text:span text:style-name="a91" text:class-names=""/></text:p>
        </draw:text-box>
        <svg:title/>
        <svg:desc/>
      </draw:frame>
      <draw:frame draw:id="id16" presentation:style-name="a97" draw:name="Metin Yer Tutucus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Asıl metin stillerini düzenlemek için tıklayın</text:span></text:p>
            </text:list-item>
          </text:list>
        </draw:text-box>
        <svg:title/>
        <svg:desc/>
      </draw:frame>
      <draw:frame draw:id="id17" presentation:style-name="a102" draw:name="Veri Yer Tutucusu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Alt Bilgi Yer Tutucus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ayt Numarası Yer Tutucus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İki-İçerik" style:page-layout-name="pageLayout1" draw:style-name="a110">
      <draw:frame draw:id="id20" presentation:style-name="a114" draw:name="Başlı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Asıl başlık stilini düzenlemek için tıklayın</text:span><text:span text:style-name="a112" text:class-names=""/></text:p>
        </draw:text-box>
        <svg:title/>
        <svg:desc/>
      </draw:frame>
      <draw:frame draw:id="id21" presentation:style-name="a131" draw:name="İçerik Yer Tutucus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Asıl metin stillerini düzenlemek için tıklayı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İkinci düzey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Beşinci düzey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İçerik Yer Tutucus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Asıl metin stillerini düzenlemek için tıklayı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İkinci düzey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Beşinci düzey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Veri Yer Tutucusu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Alt Bilgi Yer Tutucus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ayt Numarası Yer Tutucus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61">
      <draw:frame draw:id="id26" presentation:style-name="a165" draw:name="Başlı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Asıl başlık stilini düzenlemek için tıklayın</text:span><text:span text:style-name="a163" text:class-names=""/></text:p>
        </draw:text-box>
        <svg:title/>
        <svg:desc/>
      </draw:frame>
      <draw:frame draw:id="id27" presentation:style-name="a169" draw:name="Metin Yer Tutucus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Asıl metin stillerini düzenlemek için tıklayın</text:span></text:p>
            </text:list-item>
          </text:list>
        </draw:text-box>
        <svg:title/>
        <svg:desc/>
      </draw:frame>
      <draw:frame draw:id="id28" presentation:style-name="a186" draw:name="İçerik Yer Tutucus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Asıl metin stillerini düzenlemek için tıklayı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İkinci düzey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Beşinci düzey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etin Yer Tutucus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Asıl metin stillerini düzenlemek için tıklayın</text:span></text:p>
            </text:list-item>
          </text:list>
        </draw:text-box>
        <svg:title/>
        <svg:desc/>
      </draw:frame>
      <draw:frame draw:id="id30" presentation:style-name="a207" draw:name="İçerik Yer Tutucus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Asıl metin stillerini düzenlemek için tıklayı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İkinci düzey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Beşinci düzey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Veri Yer Tutucusu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Alt Bilgi Yer Tutucus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ayt Numarası Yer Tutucus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20">
      <draw:frame draw:id="id34" presentation:style-name="a224" draw:name="Başlı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Asıl başlık stilini düzenlemek için tıklayın</text:span><text:span text:style-name="a222" text:class-names=""/></text:p>
        </draw:text-box>
        <svg:title/>
        <svg:desc/>
      </draw:frame>
      <draw:frame draw:id="id35" presentation:style-name="a229" draw:name="Veri Yer Tutucusu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Alt Bilgi Yer Tutucus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ayt Numarası Yer Tutucus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oş" style:page-layout-name="pageLayout1" draw:style-name="a237">
      <draw:frame draw:id="id38" presentation:style-name="a242" draw:name="Veri Yer Tutucusu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Alt Bilgi Yer Tutucus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ayt Numarası Yer Tutucus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50">
      <draw:frame draw:id="id41" presentation:style-name="a254" draw:name="Başlı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Asıl başlık stilini düzenlemek için tıklayın</text:span><text:span text:style-name="a252" text:class-names=""/></text:p>
        </draw:text-box>
        <svg:title/>
        <svg:desc/>
      </draw:frame>
      <draw:frame draw:id="id42" presentation:style-name="a271" draw:name="İçerik Yer Tutucus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Asıl metin stillerini düzenlemek için tıklayı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İkinci düzey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Beşinci düzey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etin Yer Tutucus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Asıl metin stillerini düzenlemek için tıklayın</text:span></text:p>
            </text:list-item>
          </text:list>
        </draw:text-box>
        <svg:title/>
        <svg:desc/>
      </draw:frame>
      <draw:frame draw:id="id44" presentation:style-name="a280" draw:name="Veri Yer Tutucusu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Alt Bilgi Yer Tutucus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ayt Numarası Yer Tutucus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aşlıklı-Resim" style:page-layout-name="pageLayout1" draw:style-name="a288">
      <draw:frame draw:id="id47" presentation:style-name="a292" draw:name="Başlı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Asıl başlık stilini düzenlemek için tıklayın</text:span><text:span text:style-name="a290" text:class-names=""/></text:p>
        </draw:text-box>
        <svg:title/>
        <svg:desc/>
      </draw:frame>
      <draw:frame draw:id="id48" presentation:style-name="a295" draw:name="Resim Yer Tutucus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etin Yer Tutucus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Asıl metin stillerini düzenlemek için tıklayın</text:span></text:p>
            </text:list-item>
          </text:list>
        </draw:text-box>
        <svg:title/>
        <svg:desc/>
      </draw:frame>
      <draw:frame draw:id="id50" presentation:style-name="a304" draw:name="Veri Yer Tutucusu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Alt Bilgi Yer Tutucus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ayt Numarası Yer Tutucus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Başlık-ve-Dikey-Metin" style:page-layout-name="pageLayout1" draw:style-name="a312">
      <draw:frame draw:id="id53" presentation:style-name="a316" draw:name="Başlı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Asıl başlık stilini düzenlemek için tıklayın</text:span><text:span text:style-name="a314" text:class-names=""/></text:p>
        </draw:text-box>
        <svg:title/>
        <svg:desc/>
      </draw:frame>
      <draw:frame draw:id="id54" presentation:style-name="a333" draw:name="Dikey Metin Yer Tutucusu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Asıl metin stillerini düzenlemek için tıklayı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İkinci düzey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Beşinci düzey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Veri Yer Tutucusu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Alt Bilgi Yer Tutucus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ayt Numarası Yer Tutucus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46">
      <draw:frame draw:id="id58" presentation:style-name="a350" draw:name="Dikey Başlı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Asıl başlık stilini düzenlemek için tıklayın</text:span><text:span text:style-name="a348" text:class-names=""/></text:p>
        </draw:text-box>
        <svg:title/>
        <svg:desc/>
      </draw:frame>
      <draw:frame draw:id="id59" presentation:style-name="a367" draw:name="Dikey Metin Yer Tutucusu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Asıl metin stillerini düzenlemek için tıklayı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İkinci düzey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Beşinci düzey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Veri Yer Tutucusu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Alt Bilgi Yer Tutucus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ayt Numarası Yer Tutucus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Framework Core</dc:title>
    <meta:initial-creator>mehmet eser</meta:initial-creator>
    <dc:creator>mehmet eser</dc:creator>
    <meta:creation-date>2024-04-17T08:00:10Z</meta:creation-date>
    <dc:date>2024-04-17T09:02:40Z</dc:date>
    <meta:editing-cycles>1</meta:editing-cycles>
    <meta:editing-duration>PT3750S</meta:editing-duration>
    <meta:document-statistic meta:paragraph-count="55" meta:word-count="162"/>
  </office:meta>
</office:document-meta>
</file>